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905b9" style:font-size-asian="12pt" style:font-size-complex="12pt"/>
    </style:style>
    <style:style style:name="P2" style:family="paragraph" style:parent-style-name="Standard">
      <style:text-properties style:font-name="Times New Roman" fo:font-size="12pt" officeooo:rsid="000905b9" officeooo:paragraph-rsid="000905b9" style:font-size-asian="12pt" style:font-size-complex="12pt"/>
    </style:style>
    <style:style style:name="T1" style:family="text">
      <style:text-properties officeooo:rsid="000905b9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loext:opacity="100%" fo:font-size="10.5pt" fo:letter-spacing="normal" fo:font-style="normal" fo:font-weight="normal"/>
    </style:style>
    <style:style style:name="T4" style:family="text">
      <style:text-properties fo:font-variant="normal" fo:text-transform="none" fo:color="#3c4043" loext:opacity="100%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05b9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905b9"/>
    </style:style>
    <style:style style:name="T9" style:family="text">
      <style:text-properties fo:language="ru" fo:country="RU" fo:font-weight="bold" officeooo:rsid="000905b9" style:font-weight-asian="bold" style:font-weight-complex="bold"/>
    </style:style>
    <style:style style:name="T10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Вопрос 1:</text:span><text:span text:style-name="T1"> </text:span><text:span text:style-name="T4">Расписать вывод. Какие результаты сравнительного анализа алгоритмов вы получили?</text:span> <text:s/></text:p>
      <text:p text:style-name="P2"><text:span text:style-name="T5">Ответ:</text:span> Расписал вывод в прикрепленном файле.</text:p>
      <text:p text:style-name="P2"/>
      <text:p text:style-name="P1"><text:span text:style-name="T6">Вопрос 2:</text:span><text:span text:style-name="T1"> </text:span><text:span text:style-name="T4">Как улучшить алгоритм объединения степеней? В чем смысл улучшения?</text:span> </text:p>
      <text:p text:style-name="P2">Ответ: Алгоритм объединения степеней можно улучшить, возвращая значение, как только алгоритм получит транзитивное замыкание, не совершая лишних действий.</text:p>
      <text:p text:style-name="P2"/>
      <text:p text:style-name="P1"><text:span text:style-name="T9">Вопрос 3:</text:span><text:span text:style-name="T8"> </text:span><text:span text:style-name="T4">Как улучшить алгоритм Уоршалла? В чем смысл улучшения?</text:span> </text:p>
      <text:p text:style-name="P2"><text:span text:style-name="T5">Ответ:</text:span> Чтобы улучшить алгоритм Уоршалла, необходимо проверить пару <text:span text:style-name="T10">(x,y), </text:span><text:span text:style-name="T7">Это исключает перебор значений </text:span><text:span text:style-name="T10">z, </text:span><text:span text:style-name="T7">если пара уже была найдена и как следствие ускоряет работу программ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8T22:47:36.300000000</dc:date>
    <meta:editing-duration>PT7H30M36S</meta:editing-duration>
    <meta:editing-cycles>1</meta:editing-cycles>
    <meta:document-statistic meta:table-count="0" meta:image-count="0" meta:object-count="0" meta:page-count="1" meta:paragraph-count="6" meta:word-count="81" meta:character-count="608" meta:non-whitespace-character-count="529"/>
    <meta:generator>LibreOffice/7.4.3.2$Windows_X86_64 LibreOffice_project/1048a8393ae2eeec98dff31b5c133c5f1d08b890</meta:generator>
  </office:meta>
</office:document-meta>
</file>